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880" officeooo:paragraph-rsid="0015c880"/>
    </style:style>
    <style:style style:name="P2" style:family="paragraph" style:parent-style-name="Standard">
      <style:text-properties officeooo:rsid="0017c13e" officeooo:paragraph-rsid="0017c13e"/>
    </style:style>
    <style:style style:name="P3" style:family="paragraph" style:parent-style-name="Standard">
      <style:text-properties officeooo:rsid="0019747c" officeooo:paragraph-rsid="0019747c"/>
    </style:style>
    <style:style style:name="P4" style:family="paragraph" style:parent-style-name="Standard">
      <style:text-properties fo:font-weight="bold" officeooo:rsid="0015c880" officeooo:paragraph-rsid="0015c880" style:font-weight-asian="bold" style:font-weight-complex="bold"/>
    </style:style>
    <style:style style:name="P5" style:family="paragraph" style:parent-style-name="Standard">
      <style:text-properties fo:font-weight="bold" officeooo:rsid="0017c13e" officeooo:paragraph-rsid="0017c13e" style:font-weight-asian="bold" style:font-weight-complex="bold"/>
    </style:style>
    <style:style style:name="P6" style:family="paragraph" style:parent-style-name="Standard">
      <style:text-properties fo:font-weight="bold" officeooo:rsid="001aebf0" officeooo:paragraph-rsid="001aebf0" style:font-weight-asian="bold" style:font-weight-complex="bold"/>
    </style:style>
    <style:style style:name="P7" style:family="paragraph" style:parent-style-name="Standard">
      <style:text-properties officeooo:rsid="0019973e" officeooo:paragraph-rsid="0019973e"/>
    </style:style>
    <style:style style:name="P8" style:family="paragraph" style:parent-style-name="Standard">
      <style:text-properties officeooo:rsid="0019973e" officeooo:paragraph-rsid="001bef49"/>
    </style:style>
    <style:style style:name="P9" style:family="paragraph" style:parent-style-name="Standard">
      <style:text-properties officeooo:rsid="001aebf0" officeooo:paragraph-rsid="001aebf0"/>
    </style:style>
    <style:style style:name="P10" style:family="paragraph" style:parent-style-name="Standard">
      <style:text-properties officeooo:rsid="001df50a" officeooo:paragraph-rsid="001df50a"/>
    </style:style>
    <style:style style:name="P11" style:family="paragraph" style:parent-style-name="Standard">
      <style:text-properties officeooo:rsid="001e8de4" officeooo:paragraph-rsid="001e8de4"/>
    </style:style>
    <style:style style:name="P12" style:family="paragraph" style:parent-style-name="Standard">
      <style:text-properties officeooo:rsid="001e8de4" officeooo:paragraph-rsid="001e8de4"/>
    </style:style>
    <style:style style:name="P13" style:family="paragraph" style:parent-style-name="Standard">
      <style:text-properties officeooo:rsid="0020833d" officeooo:paragraph-rsid="0020833d"/>
    </style:style>
    <style:style style:name="P14" style:family="paragraph" style:parent-style-name="Standard">
      <style:text-properties officeooo:rsid="0019747c" officeooo:paragraph-rsid="0019747c"/>
    </style:style>
    <style:style style:name="P15" style:family="paragraph" style:parent-style-name="Standard">
      <style:text-properties officeooo:rsid="0019747c" officeooo:paragraph-rsid="0024e9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iederung</text:p>
      <text:p text:style-name="P1"/>
      <text:p text:style-name="P1">Vorwort</text:p>
      <text:p text:style-name="P1"/>
      <text:p text:style-name="P1">Einleitung</text:p>
      <text:p text:style-name="P1"/>
      <text:p text:style-name="P1">Motivation</text:p>
      <text:p text:style-name="P1"/>
      <text:p text:style-name="P1">Legitimation</text:p>
      <text:p text:style-name="P1"/>
      <text:p text:style-name="P1">Ziele der Arbeitsablauf</text:p>
      <text:p text:style-name="P1"/>
      <text:p text:style-name="P4">Recherche</text:p>
      <text:p text:style-name="P1"/>
      <text:p text:style-name="P1">Inspiration und ähnliche Spiele</text:p>
      <text:p text:style-name="P1"/>
      <text:p text:style-name="P1">Literarische Vorlage</text:p>
      <text:p text:style-name="P1"/>
      <text:p text:style-name="P3">Alleinstellungsmerkmal</text:p>
      <text:p text:style-name="P1"/>
      <text:p text:style-name="P1">Schwerpunkt</text:p>
      <text:p text:style-name="P1"/>
      <text:p text:style-name="P1">Historische Recherche</text:p>
      <text:p text:style-name="P1"/>
      <text:p text:style-name="P8">Immersion</text:p>
      <text:p text:style-name="P1"/>
      <text:p text:style-name="P2">Zielplattform</text:p>
      <text:p text:style-name="P2"/>
      <text:p text:style-name="P5">Dame Design Document</text:p>
      <text:p text:style-name="P2"/>
      <text:p text:style-name="P3">(</text:p>
      <text:p text:style-name="P3"/>
      <text:p text:style-name="P7"/>
      <text:p text:style-name="P3"/>
      <text:p text:style-name="P3">Spielkonzept</text:p>
      <text:p text:style-name="P3"/>
      <text:p text:style-name="P3">Storytelling</text:p>
      <text:p text:style-name="P3"/>
      <text:p text:style-name="P15">Spannungsbogen</text:p>
      <text:p text:style-name="P15"/>
      <text:p text:style-name="P15">Characterdesign</text:p>
      <text:p text:style-name="P3"/>
      <text:p text:style-name="P10">Enviroment Design</text:p>
      <text:p text:style-name="P3"/>
      <text:p text:style-name="P3"/>
      <text:p text:style-name="P3"/>
      <text:p text:style-name="P3">Immersion</text:p>
      <text:p text:style-name="P3"/>
      <text:p text:style-name="P3">)</text:p>
      <text:p text:style-name="P3"/>
      <text:p text:style-name="P6">Technische Umsetzung</text:p>
      <text:p text:style-name="P9"/>
      <text:p text:style-name="P9"><text:soft-page-break/>Audiovisuelle Umsetzung</text:p>
      <text:p text:style-name="P9"/>
      <text:p text:style-name="P9">informationstechnische Umsetzung</text:p>
      <text:p text:style-name="P9"/>
      <text:p text:style-name="P9"/>
      <text:p text:style-name="P11">Storytechnische Umsetzung</text:p>
      <text:p text:style-name="P11"/>
      <text:p text:style-name="P13">Design technische Umsetzung</text:p>
      <text:p text:style-name="P13"/>
      <text:p text:style-name="P13"/>
      <text:p text:style-name="P11"/>
      <text:p text:style-name="P11"/>
      <text:p text:style-name="P9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0:40:38.601000000</meta:creation-date>
    <dc:date>2018-01-16T22:10:30.436000000</dc:date>
    <meta:editing-duration>PT5H20M17S</meta:editing-duration>
    <meta:editing-cycles>10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28" meta:word-count="44" meta:character-count="436" meta:non-whitespace-character-count="420"/>
  </office:meta>
</office:document-meta>
</file>